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9c11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officeooo:paragraph-rsid="002124a2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fo:font-weight="bold" officeooo:paragraph-rsid="002124a2" style:font-weight-asian="bold" style:font-weight-complex="bold"/>
    </style:style>
    <style:style style:name="P6" style:family="paragraph" style:parent-style-name="Preformatted_20_Text">
      <style:text-properties fo:font-weight="bold" officeooo:paragraph-rsid="00209c11" style:font-weight-asian="bold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2124a2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2cca9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44c22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257caf" officeooo:paragraph-rsid="00257caf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257caf"/>
    </style:style>
    <style:style style:name="P13" style:family="paragraph" style:parent-style-name="Preformatted_20_Text">
      <style:paragraph-properties fo:margin-top="0cm" fo:margin-bottom="0.499cm" loext:contextual-spacing="false"/>
      <style:text-properties fo:font-weight="bold" officeooo:rsid="00244c22" officeooo:paragraph-rsid="00244c22" style:font-weight-asian="bold" style:font-weight-complex="bold"/>
    </style:style>
    <style:style style:name="P14" style:family="paragraph" style:parent-style-name="Heading_20_4">
      <style:text-properties officeooo:paragraph-rsid="002124a2"/>
    </style:style>
    <style:style style:name="T1" style:family="text">
      <style:text-properties officeooo:rsid="00209c11"/>
    </style:style>
    <style:style style:name="T2" style:family="text">
      <style:text-properties officeooo:rsid="002124a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24a2" style:font-weight-asian="normal" style:font-weight-complex="normal"/>
    </style:style>
    <style:style style:name="T5" style:family="text">
      <style:text-properties officeooo:rsid="0022cca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cca9" style:font-weight-asian="bold" style:font-weight-complex="bold"/>
    </style:style>
    <style:style style:name="T8" style:family="text">
      <style:text-properties fo:font-weight="bold" officeooo:rsid="002124a2" style:font-weight-asian="bold" style:font-weight-complex="bold"/>
    </style:style>
    <style:style style:name="T9" style:family="text">
      <style:text-properties fo:font-weight="bold" officeooo:rsid="00257caf" style:font-weight-asian="bold" style:font-weight-complex="bold"/>
    </style:style>
    <style:style style:name="T10" style:family="text">
      <style:text-properties fo:font-weight="bold" officeooo:rsid="00244c22" style:font-weight-asian="bold" style:font-weight-complex="bold"/>
    </style:style>
    <style:style style:name="T11" style:family="text">
      <style:text-properties fo:font-weight="bold" officeooo:rsid="0026f4f4" style:font-weight-asian="bold" style:font-weight-complex="bold"/>
    </style:style>
    <style:style style:name="T12" style:family="text">
      <style:text-properties officeooo:rsid="00244c22"/>
    </style:style>
    <style:style style:name="T13" style:family="text">
      <style:text-properties officeooo:rsid="00257caf"/>
    </style:style>
    <style:style style:name="T14" style:family="text">
      <style:text-properties officeooo:rsid="0026f4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7"/></text:p>
      <text:p text:style-name="P3"/>
      <text:h text:style-name="P14" text:outline-level="4"><text:bookmark text:name="a0f9"/><text:span text:style-name="Strong_20_Emphasis"><text:span text:style-name="T2">1) </text:span></text:span><text:span text:style-name="Strong_20_Emphasis">Installing and updating packages from </text:span><text:span text:style-name="Strong_20_Emphasis"><text:span text:style-name="T2">Terminal</text:span></text:span></text:h>
      <text:p text:style-name="P3"><text:bookmark text:name="5fcb"/><text:span text:style-name="Strong_20_Emphasis"><text:span text:style-name="T4">i)</text:span></text:span><text:span text:style-name="Strong_20_Emphasis"><text:span text:style-name="T3">sudo apt-get update</text:span></text:span></text:p>
      <text:p text:style-name="P3"><text:span text:style-name="Strong_20_Emphasis"><text:span text:style-name="T3"/></text:span></text:p>
      <text:p text:style-name="P8"><text:span text:style-name="T2">ii)</text:span>sudo apt-get upgrade</text:p>
      <text:p text:style-name="P8"><text:span text:style-name="T2">iii)</text:span><text:bookmark text:name="9570"/>sudo apt-get install vim csh flex gfortran libgfortran3 g++ cmake xorg-dev patch zlib1g-dev libbz2-dev libboost-all-dev openssh-server libcairo2 libcairo2-dev libeigen3-dev lsb-core lsb-base net-tools network-manager <text:span text:style-name="Source_20_Text">git-core git-gui git-doc xclip gdebi-core</text:span></text:p>
      <text:p text:style-name="P8"><text:span text:style-name="Source_20_Text"><text:span text:style-name="T8">2) For UBUNTU 18.04 we need gcc and g++ versions are greater than 4.8. To remove the default versions of gcc and g++ follow below steps</text:span></text:span></text:p>
      <text:p text:style-name="P8"><text:bookmark text:name="b017"/><text:span text:style-name="Source_20_Text"><text:span text:style-name="T2">i)</text:span></text:span><text:span text:style-name="Source_20_Text">rm /usr/bin/gcc</text:span></text:p>
      <text:p text:style-name="P8"><text:span text:style-name="Source_20_Text"><text:span text:style-name="T2">ii)</text:span></text:span><text:span text:style-name="Source_20_Text">rm /usr/bin/g++</text:span></text:p>
      <text:p text:style-name="P8"><text:span text:style-name="Source_20_Text"><text:span text:style-name="T2">iii) </text:span></text:span><text:span text:style-name="Source_20_Text">ln -s /usr/bin/gcc-4.3</text:span><text:span text:style-name="Source_20_Text"><text:span text:style-name="T2">(less than 4.8)</text:span></text:span><text:span text:style-name="Source_20_Text">/usr/bin/gcc</text:span></text:p>
      <text:p text:style-name="P8"><text:span text:style-name="Source_20_Text"><text:span text:style-name="T2">iv)</text:span></text:span><text:span text:style-name="Source_20_Text">ln -s /usr/bin/g++-4.3</text:span><text:span text:style-name="Source_20_Text"><text:span text:style-name="T2">(less than 4.8)</text:span></text:span><text:span text:style-name="Source_20_Text">/usr/bin/g++</text:span></text:p>
      <text:p text:style-name="P8"><text:span text:style-name="Source_20_Text"/></text:p>
      <text:p text:style-name="P8"><text:span text:style-name="Source_20_Text"><text:span text:style-name="T8">3) To Install gcc and g++ of 4.8 versions</text:span></text:span></text:p>
      <text:p text:style-name="P8"><text:span text:style-name="Source_20_Text"><text:span text:style-name="T2">i)</text:span></text:span><text:bookmark text:name="f558"/><text:span text:style-name="Source_20_Text">sudo apt-get install gcc-4.8 g++-4.8</text:span></text:p>
      <text:p text:style-name="P8"><text:span text:style-name="Source_20_Text"/></text:p>
      <text:p text:style-name="P9"><text:span text:style-name="Source_20_Text"><text:span text:style-name="T7">4) To Install NVIDIA drivers we need JAVA</text:span></text:span></text:p>
      <text:p text:style-name="P9"><text:span text:style-name="Source_20_Text"><text:span text:style-name="T5">i)sudo apt update</text:span></text:span></text:p>
      <text:p text:style-name="P9"><text:span text:style-name="Source_20_Text"><text:span text:style-name="T5">ii)</text:span></text:span><text:bookmark text:name="0c0d"/><text:span text:style-name="Source_20_Text">sudo apt install openjdk-8-jdk</text:span></text:p>
      <text:p text:style-name="P9"><text:span text:style-name="Source_20_Text"><text:span text:style-name="T7">5) For NVIDIA drivers</text:span></text:span></text:p>
      <text:p text:style-name="P9"><text:span text:style-name="Source_20_Text"><text:span text:style-name="T5">i)</text:span></text:span><text:bookmark text:name="7dce"/><text:span text:style-name="Source_20_Text">sudo add-apt-repository ppa:graphics-drivers/ppa</text:span></text:p>
      <text:p text:style-name="P9"><text:span text:style-name="Source_20_Text"><text:span text:style-name="T5">After this go to the softwares &amp; Updates Folder and there selects Additional Drivers and install latest deivers.</text:span></text:span></text:p>
      <text:p text:style-name="P10"><text:span text:style-name="Source_20_Text"><text:span text:style-name="T10">6) </text:span></text:span><text:span text:style-name="Source_20_Text"><text:span text:style-name="T11">R</text:span></text:span><text:span text:style-name="Source_20_Text"><text:span text:style-name="T10">estart the system</text:span></text:span></text:p>
      <text:p text:style-name="P10"><text:span text:style-name="Source_20_Text"><text:span text:style-name="T10">7)To check Drivers which were installed</text:span></text:span></text:p>
      <text:p text:style-name="P10"><text:span text:style-name="Source_20_Text"><text:span text:style-name="T12">i)</text:span></text:span><text:span text:style-name="Source_20_Text">nvidia-smi</text:span></text:p>
      <text:p text:style-name="P10"><text:span text:style-name="Source_20_Text"><text:span text:style-name="T10">8)</text:span></text:span><text:bookmark text:name="c8dc"/><text:span text:style-name="Source_20_Text"><text:span text:style-name="T10"> For </text:span></text:span><text:span text:style-name="Source_20_Text"><text:span text:style-name="T6">Install Cuda</text:span></text:span><text:span text:style-name="Source_20_Text"> </text:span></text:p>
      <text:p text:style-name="P10"><text:span text:style-name="Source_20_Text"><text:span text:style-name="T12">i) decide which toll kit you want to install</text:span></text:span></text:p>
      <text:p text:style-name="P10"><text:span text:style-name="Source_20_Text"><text:span text:style-name="T12">I installed cuda 9 toolkit from NVIDIA of ubuntu 17.04 run file for 18.04</text:span></text:span></text:p>
      <text:p text:style-name="P10"><text:span text:style-name="Source_20_Text"/></text:p>
      <text:p text:style-name="P10"><text:soft-page-break/><text:span text:style-name="Source_20_Text"><text:span text:style-name="T12">ii) From the downloaded directory run the below command</text:span></text:span></text:p>
      <text:p text:style-name="P10"><text:bookmark text:name="76e1"/><text:span text:style-name="Source_20_Text">sudo sh cuda_9.0.176_384.81_linux.run --override --silent –toolkit</text:span></text:p>
      <text:p text:style-name="P10"><text:span text:style-name="Source_20_Text"><text:span text:style-name="T10">9) If everything installed correctlu you will find the cuda-9.0 folder in</text:span></text:span><text:span text:style-name="Source_20_Text"><text:span text:style-name="T12"> </text:span></text:span></text:p>
      <text:p text:style-name="P10"><text:span text:style-name="Source_20_Text"><text:span text:style-name="T10">/usr/local path.</text:span></text:span></text:p>
      <text:p text:style-name="P10"><text:span text:style-name="Source_20_Text"><text:span text:style-name="T10">10)Add cuda to the PATH</text:span></text:span></text:p>
      <text:p text:style-name="P10"><text:bookmark text:name="0cab"/><text:span text:style-name="Source_20_Text"><text:span text:style-name="T12">i)</text:span></text:span><text:span text:style-name="Source_20_Text">export PATH=/usr/local/cuda-9.0/bin${PATH:+:${PATH}}</text:span></text:p>
      <text:p text:style-name="P2"><text:span text:style-name="T12">ii)</text:span>export LD_LIBRARY_PATH=/usr/local/cuda-9.0/lib64\${LD_LIBRARY_PATH:+:${LD_LIBRARY_PATH}}</text:p>
      <text:p text:style-name="P13">11) To install <text:s/>CUDNN(comapatible version for the CUDA toolkit)</text:p>
      <text:p text:style-name="P11">i)for cuda-9.0 i installed cudnn7.1.4</text:p>
      <text:p text:style-name="P11">path to download cudnn (<text:a xlink:type="simple" xlink:href="https://developer.nvidia.com/compute/machine-learning/cudnn/secure/v7.1.4/prod/9.0_20180516/cudnn-9.0-linux-x64-v7.1" text:style-name="Internet_20_link" text:visited-style-name="Visited_20_Internet_20_Link">https://developer.nvidia.com/compute/machine-learning/cudnn/secure/v7.1.4/prod/9.0_20180516/cudnn-9.0-linux-x64-v7.1</text:a>)</text:p>
      <text:p text:style-name="P12"><text:span text:style-name="T13">ii)</text:span></text:p>
      <text:p text:style-name="P12"><text:bookmark text:name="ba11"/># Unpack the archive</text:p>
      <text:p text:style-name="P2"><text:span text:style-name="Source_20_Text">tar -xzvf cudnn-9.0-linux-x64-v7.1.tgz </text:span></text:p>
      <text:p text:style-name="Preformatted_20_Text"><text:bookmark text:name="2263"/># Move the unpacked contents to your CUDA directory</text:p>
      <text:p text:style-name="P12"><text:span text:style-name="Source_20_Text">sudo cp cuda/include/cudnn.h /usr/local/cuda/include</text:span></text:p>
      <text:p text:style-name="P12"><text:span text:style-name="Source_20_Text">sudo cp cuda/lib64/libcudnn* /usr/local/cuda/lib6</text:span><text:span text:style-name="Source_20_Text"><text:span text:style-name="T13">4</text:span></text:span></text:p>
      <text:p text:style-name="Preformatted_20_Text"><text:bookmark text:name="eba7"/># Give read access to all users</text:p>
      <text:p text:style-name="P2"><text:span text:style-name="Source_20_Text">sudo chmod a+r /usr/local/cuda/include/cudnn.h /usr/local/cuda/lib64/libcudnn*</text:span></text:p>
      <text:p text:style-name="P12"><text:span text:style-name="Source_20_Text"><text:span text:style-name="T9">12) Add the paths in </text:span></text:span><text:span text:style-name="Source_20_Text"><text:span text:style-name="T6">/.bashrc </text:span></text:span><text:span text:style-name="Source_20_Text"><text:span text:style-name="T9">of CUDA and CUDNN</text:span></text:span></text:p>
      <text:p text:style-name="P12"><text:span text:style-name="T13">i)</text:span></text:p>
      <text:p text:style-name="P12"><text:bookmark text:name="51b5"/><text:span text:style-name="Source_20_Text">gedit ~/.bashrc</text:span></text:p>
      <text:p text:style-name="P12"><text:bookmark text:name="457d"/><text:span text:style-name="Source_20_Text">export LD_LIBRARY_PATH="$LD_LIBRARY_PATH:/usr/local/cuda/lib64:/usr/local/cuda/extras/CUPTI/lib64"</text:span></text:p>
      <text:p text:style-name="Preformatted_20_Text"><text:span text:style-name="Source_20_Text">export CUDA_HOME=/usr/local/cuda</text:span></text:p>
      <text:p text:style-name="Preformatted_20_Text"><text:span text:style-name="Source_20_Text"/></text:p>
      <text:p text:style-name="Preformatted_20_Text">export PATH=/usr/local/cuda-9.0/bin${PATH:+:${PATH}}</text:p>
      <text:p text:style-name="Preformatted_20_Text"/>
      <text:p text:style-name="P2">export LD_LIBRARY_PATH=/usr/local/cuda-9.0/lib64\${LD_LIBRARY_PATH:+:${LD_LIBRARY_PATH}}</text:p>
      <text:p text:style-name="P11"/>
      <text:p text:style-name="P10"><text:span text:style-name="Source_20_Text"/></text:p>
      <text:p text:style-name="P10"><text:span text:style-name="Source_20_Text"/></text:p>
      <text:p text:style-name="P12"><text:soft-page-break/><text:span text:style-name="Source_20_Text"/></text:p>
      <text:p text:style-name="P12"><text:span text:style-name="T9">13) To Install Anaconda</text:span><text:span text:style-name="T13"> </text:span></text:p>
      <text:p text:style-name="P11">i)Download latest version of Anaconda which is compatable for System(For windows while installing you have to select to add environment variables in the installation process)</text:p>
      <text:p text:style-name="P11">ii)From the dowloaded directory run below commands</text:p>
      <text:p text:style-name="P11"><text:span text:style-name="Source_20_Text">sha256sum Anaconda3-5.2.0-Linux-x86_64.sh(to verify Inegrity)</text:span></text:p>
      <text:p text:style-name="P11"><text:span text:style-name="Source_20_Text">bash Anaconda3-5.2.0-Linux-x86_64.sh(To run and Accept for license then you can install in default locations else you can change the paths)</text:span></text:p>
      <text:p text:style-name="P11"/>
      <text:p text:style-name="P5"><text:span text:style-name="T13">14)</text:span>conda create -n keras-<text:span text:style-name="T1">gpu</text:span> <text:span text:style-name="T1">python==3.6(To create new environment with the python version)</text:span></text:p>
      <text:p text:style-name="P5"/>
      <text:p text:style-name="P5"/>
      <text:p text:style-name="P4"><text:span text:style-name="T13">15)</text:span>source activate keras-<text:span text:style-name="T1">gpu(To activate environment)</text:span></text:p>
      <text:p text:style-name="P4"/>
      <text:p text:style-name="P4"><text:span text:style-name="T13">16)</text:span>pip install <text:span text:style-name="T1">tensorflow-gpu(To install Gpu supported Tensorflow)</text:span></text:p>
      <text:p text:style-name="P4"><text:span text:style-name="T13">17)</text:span>pip install keras<text:span text:style-name="T13">(For keras and similarly as below)</text:span></text:p>
      <text:p text:style-name="P4"/>
      <text:p text:style-name="P4"><text:span text:style-name="T14">18)</text:span>pip install matplotlib</text:p>
      <text:p text:style-name="P4"/>
      <text:p text:style-name="P6"><text:span text:style-name="T14">19)</text:span>pip install seaborn</text:p>
      <text:p text:style-name="P4"/>
      <text:p text:style-name="P4"><text:span text:style-name="T14">20)</text:span>pip install sklearn</text:p>
      <text:p text:style-name="P4"><text:s text:c="4"/></text:p>
      <text:p text:style-name="P4"><text:span text:style-name="T14">21)</text:span>pip install graphviz</text:p>
      <text:p text:style-name="P6"><text:span text:style-name="T14">22)</text:span>pip install pandas</text:p>
      <text:p text:style-name="P4"/>
      <text:p text:style-name="P4"><text:span text:style-name="T14">23)</text:span>pip install pydot</text:p>
      <text:p text:style-name="P4"/>
      <text:p text:style-name="P4"><text:span text:style-name="T14">24)</text:span>conda install spyder</text:p>
      <text:p text:style-name="P1"><text:s/>source deactivate<text:span text:style-name="T14">(to exit from environment)</text:span></text:p>
      <text:p text:style-name="P1"><text:s/>source activate keras-<text:span text:style-name="T1">gpu(to enter into environment)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29:21.840700768</meta:creation-date>
    <dc:date>2019-01-24T12:54:19.539746717</dc:date>
    <meta:editing-duration>PT10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415" meta:character-count="3447" meta:non-whitespace-character-count="3082"/>
  </office:meta>
</office:document-meta>
</file>